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6cm"/>
    </style:style>
    <style:style style:name="co2" style:family="table-column">
      <style:table-column-properties fo:break-before="auto" style:column-width="2.365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2.939cm"/>
    </style:style>
    <style:style style:name="ro1" style:family="table-row">
      <style:table-row-properties style:row-height="0.564cm" fo:break-before="auto" style:use-optimal-row-height="false"/>
    </style:style>
    <style:style style:name="ta1" style:family="table" style:master-page-name="PageStyle_5f_clinicaltrial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dd0806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padding="0.071cm"/>
      <style:text-properties fo:color="#dd0806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dd0806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linicaltria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rug</text:p>
          </table:table-cell>
          <table:table-cell table:style-name="ce1" office:value-type="string" calcext:value-type="string">
            <text:p>therapy</text:p>
          </table:table-cell>
          <table:table-cell table:style-name="ce1" office:value-type="string" calcext:value-type="string">
            <text:p>mood.gain</text:p>
          </table:table-cell>
          <table:table-cell table:style-name="ce1" office:value-type="string" calcext:value-type="string">
            <text:p>resid(sq)</text:p>
          </table:table-cell>
          <table:table-cell table:style-name="ce1"/>
          <table:table-cell table:number-columns-repeated="5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cebo</text:p>
          </table:table-cell>
          <table:table-cell table:style-name="ce8" office:value-type="string" calcext:value-type="string">
            <text:p>no.therapy</text:p>
          </table:table-cell>
          <table:table-cell office:value-type="float" office:value="0.5" calcext:value-type="float">
            <text:p>0.5</text:p>
          </table:table-cell>
          <table:table-cell table:formula="of:=([.D2]-[.$D$20])^2" office:value-type="float" office:value="0.146944444444444" calcext:value-type="float">
            <text:p>0.146944444444444</text:p>
          </table:table-cell>
          <table:table-cell table:number-columns-repeated="5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cebo</text:p>
          </table:table-cell>
          <table:table-cell table:style-name="ce8" office:value-type="string" calcext:value-type="string">
            <text:p>no.therapy</text:p>
          </table:table-cell>
          <table:table-cell office:value-type="float" office:value="0.3" calcext:value-type="float">
            <text:p>0.3</text:p>
          </table:table-cell>
          <table:table-cell table:formula="of:=([.D3]-[.$D$20])^2" office:value-type="float" office:value="0.340277777777778" calcext:value-type="float">
            <text:p>0.340277777777778</text:p>
          </table:table-cell>
          <table:table-cell table:number-columns-repeated="5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lacebo</text:p>
          </table:table-cell>
          <table:table-cell table:style-name="ce8" office:value-type="string" calcext:value-type="string">
            <text:p>no.therapy</text:p>
          </table:table-cell>
          <table:table-cell office:value-type="float" office:value="0.1" calcext:value-type="float">
            <text:p>0.1</text:p>
          </table:table-cell>
          <table:table-cell table:formula="of:=([.D4]-[.$D$20])^2" office:value-type="float" office:value="0.613611111111111" calcext:value-type="float">
            <text:p>0.613611111111111</text:p>
          </table:table-cell>
          <table:table-cell table:number-columns-repeated="5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nxifree</text:p>
          </table:table-cell>
          <table:table-cell table:style-name="ce8" office:value-type="string" calcext:value-type="string">
            <text:p>no.therapy</text:p>
          </table:table-cell>
          <table:table-cell office:value-type="float" office:value="0.6" calcext:value-type="float">
            <text:p>0.6</text:p>
          </table:table-cell>
          <table:table-cell table:formula="of:=([.D5]-[.$D$20])^2" office:value-type="float" office:value="0.0802777777777778" calcext:value-type="float">
            <text:p>0.0802777777777778</text:p>
          </table:table-cell>
          <table:table-cell table:number-columns-repeated="5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nxifree</text:p>
          </table:table-cell>
          <table:table-cell table:style-name="ce8" office:value-type="string" calcext:value-type="string">
            <text:p>no.therapy</text:p>
          </table:table-cell>
          <table:table-cell office:value-type="float" office:value="0.4" calcext:value-type="float">
            <text:p>0.4</text:p>
          </table:table-cell>
          <table:table-cell table:formula="of:=([.D6]-[.$D$20])^2" office:value-type="float" office:value="0.233611111111111" calcext:value-type="float">
            <text:p>0.233611111111111</text:p>
          </table:table-cell>
          <table:table-cell table:number-columns-repeated="5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nxifree</text:p>
          </table:table-cell>
          <table:table-cell table:style-name="ce8" office:value-type="string" calcext:value-type="string">
            <text:p>no.therapy</text:p>
          </table:table-cell>
          <table:table-cell office:value-type="float" office:value="0.2" calcext:value-type="float">
            <text:p>0.2</text:p>
          </table:table-cell>
          <table:table-cell table:formula="of:=([.D7]-[.$D$20])^2" office:value-type="float" office:value="0.466944444444444" calcext:value-type="float">
            <text:p>0.466944444444444</text:p>
          </table:table-cell>
          <table:table-cell table:number-columns-repeated="5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oyzepam</text:p>
          </table:table-cell>
          <table:table-cell table:style-name="ce8" office:value-type="string" calcext:value-type="string">
            <text:p>no.therapy</text:p>
          </table:table-cell>
          <table:table-cell office:value-type="float" office:value="1.4" calcext:value-type="float">
            <text:p>1.4</text:p>
          </table:table-cell>
          <table:table-cell table:formula="of:=([.D8]-[.$D$20])^2" office:value-type="float" office:value="0.266944444444444" calcext:value-type="float">
            <text:p>0.266944444444444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oyzepam</text:p>
          </table:table-cell>
          <table:table-cell table:style-name="ce8" office:value-type="string" calcext:value-type="string">
            <text:p>no.therapy</text:p>
          </table:table-cell>
          <table:table-cell office:value-type="float" office:value="1.7" calcext:value-type="float">
            <text:p>1.7</text:p>
          </table:table-cell>
          <table:table-cell table:formula="of:=([.D9]-[.$D$20])^2" office:value-type="float" office:value="0.666944444444444" calcext:value-type="float">
            <text:p>0.666944444444444</text:p>
          </table:table-cell>
          <table:table-cell table:number-columns-repeated="5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oyzepam</text:p>
          </table:table-cell>
          <table:table-cell table:style-name="ce8" office:value-type="string" calcext:value-type="string">
            <text:p>no.therapy</text:p>
          </table:table-cell>
          <table:table-cell office:value-type="float" office:value="1.3" calcext:value-type="float">
            <text:p>1.3</text:p>
          </table:table-cell>
          <table:table-cell table:formula="of:=([.D10]-[.$D$20])^2" office:value-type="float" office:value="0.173611111111111" calcext:value-type="float">
            <text:p>0.173611111111111</text:p>
          </table:table-cell>
          <table:table-cell table:number-columns-repeated="5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lacebo</text:p>
          </table:table-cell>
          <table:table-cell table:style-name="ce8" office:value-type="string" calcext:value-type="string">
            <text:p>CBT</text:p>
          </table:table-cell>
          <table:table-cell office:value-type="float" office:value="0.6" calcext:value-type="float">
            <text:p>0.6</text:p>
          </table:table-cell>
          <table:table-cell table:formula="of:=([.D11]-[.$D$20])^2" office:value-type="float" office:value="0.0802777777777778" calcext:value-type="float">
            <text:p>0.0802777777777778</text:p>
          </table:table-cell>
          <table:table-cell table:number-columns-repeated="5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lacebo</text:p>
          </table:table-cell>
          <table:table-cell table:style-name="ce8" office:value-type="string" calcext:value-type="string">
            <text:p>CBT</text:p>
          </table:table-cell>
          <table:table-cell office:value-type="float" office:value="0.9" calcext:value-type="float">
            <text:p>0.9</text:p>
          </table:table-cell>
          <table:table-cell table:formula="of:=([.D12]-[.$D$20])^2" office:value-type="float" office:value="0.000277777777777779" calcext:value-type="float">
            <text:p>0.000277777777777779</text:p>
          </table:table-cell>
          <table:table-cell table:number-columns-repeated="5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lacebo</text:p>
          </table:table-cell>
          <table:table-cell table:style-name="ce8" office:value-type="string" calcext:value-type="string">
            <text:p>CBT</text:p>
          </table:table-cell>
          <table:table-cell office:value-type="float" office:value="0.3" calcext:value-type="float">
            <text:p>0.3</text:p>
          </table:table-cell>
          <table:table-cell table:formula="of:=([.D13]-[.$D$20])^2" office:value-type="float" office:value="0.340277777777778" calcext:value-type="float">
            <text:p>0.340277777777778</text:p>
          </table:table-cell>
          <table:table-cell table:number-columns-repeated="5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nxifree</text:p>
          </table:table-cell>
          <table:table-cell table:style-name="ce8" office:value-type="string" calcext:value-type="string">
            <text:p>CBT</text:p>
          </table:table-cell>
          <table:table-cell office:value-type="float" office:value="1.1" calcext:value-type="float">
            <text:p>1.1</text:p>
          </table:table-cell>
          <table:table-cell table:formula="of:=([.D14]-[.$D$20])^2" office:value-type="float" office:value="0.0469444444444445" calcext:value-type="float">
            <text:p>0.0469444444444445</text:p>
          </table:table-cell>
          <table:table-cell table:number-columns-repeated="5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nxifree</text:p>
          </table:table-cell>
          <table:table-cell table:style-name="ce8" office:value-type="string" calcext:value-type="string">
            <text:p>CBT</text:p>
          </table:table-cell>
          <table:table-cell office:value-type="float" office:value="0.8" calcext:value-type="float">
            <text:p>0.8</text:p>
          </table:table-cell>
          <table:table-cell table:formula="of:=([.D15]-[.$D$20])^2" office:value-type="float" office:value="0.00694444444444443" calcext:value-type="float">
            <text:p>0.00694444444444443</text:p>
          </table:table-cell>
          <table:table-cell table:number-columns-repeated="5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nxifree</text:p>
          </table:table-cell>
          <table:table-cell table:style-name="ce8" office:value-type="string" calcext:value-type="string">
            <text:p>CBT</text:p>
          </table:table-cell>
          <table:table-cell office:value-type="float" office:value="1.2" calcext:value-type="float">
            <text:p>1.2</text:p>
          </table:table-cell>
          <table:table-cell table:formula="of:=([.D16]-[.$D$20])^2" office:value-type="float" office:value="0.100277777777778" calcext:value-type="float">
            <text:p>0.100277777777778</text:p>
          </table:table-cell>
          <table:table-cell table:number-columns-repeated="5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oyzepam</text:p>
          </table:table-cell>
          <table:table-cell table:style-name="ce8" office:value-type="string" calcext:value-type="string">
            <text:p>CBT</text:p>
          </table:table-cell>
          <table:table-cell office:value-type="float" office:value="1.8" calcext:value-type="float">
            <text:p>1.8</text:p>
          </table:table-cell>
          <table:table-cell table:formula="of:=([.D17]-[.$D$20])^2" office:value-type="float" office:value="0.840277777777778" calcext:value-type="float">
            <text:p>0.840277777777778</text:p>
          </table:table-cell>
          <table:table-cell table:number-columns-repeated="5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joyzepam</text:p>
          </table:table-cell>
          <table:table-cell table:style-name="ce8" office:value-type="string" calcext:value-type="string">
            <text:p>CBT</text:p>
          </table:table-cell>
          <table:table-cell office:value-type="float" office:value="1.3" calcext:value-type="float">
            <text:p>1.3</text:p>
          </table:table-cell>
          <table:table-cell table:formula="of:=([.D18]-[.$D$20])^2" office:value-type="float" office:value="0.173611111111111" calcext:value-type="float">
            <text:p>0.173611111111111</text:p>
          </table:table-cell>
          <table:table-cell table:number-columns-repeated="5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joyzepam</text:p>
          </table:table-cell>
          <table:table-cell table:style-name="ce8" office:value-type="string" calcext:value-type="string">
            <text:p>CBT</text:p>
          </table:table-cell>
          <table:table-cell office:value-type="float" office:value="1.4" calcext:value-type="float">
            <text:p>1.4</text:p>
          </table:table-cell>
          <table:table-cell table:formula="of:=([.D19]-[.$D$20])^2" office:value-type="float" office:value="0.266944444444444" calcext:value-type="float">
            <text:p>0.266944444444444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9" office:value-type="string" calcext:value-type="string">
            <text:p>grand mean</text:p>
          </table:table-cell>
          <table:table-cell table:style-name="ce3" table:formula="of:=SUM([.D2:.D19])/18" office:value-type="float" office:value="0.883333333333333" calcext:value-type="float">
            <text:p>0.88333333333333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9"/>
          <table:table-cell table:style-name="ce7" office:value-type="string" calcext:value-type="string">
            <text:p>SS.tot</text:p>
          </table:table-cell>
          <table:table-cell table:style-name="ce11" table:formula="of:=SUM([.E2:.E20])" office:value-type="float" office:value="4.845" calcext:value-type="float">
            <text:p>4.845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Drug</text:p>
          </table:table-cell>
          <table:table-cell table:style-name="ce2" office:value-type="string" calcext:value-type="string">
            <text:p>gp.mean</text:p>
          </table:table-cell>
          <table:table-cell table:style-name="ce8" office:value-type="string" calcext:value-type="string">
            <text:p>resid(sq)</text:p>
          </table:table-cell>
          <table:table-cell/>
          <table:table-cell table:style-name="ce1" table:number-columns-repeated="3"/>
          <table:table-cell table:number-columns-repeated="57"/>
        </table:table-row>
        <table:table-row table:style-name="ro1">
          <table:table-cell table:style-name="ce4" office:value-type="string" calcext:value-type="string">
            <text:p>placebo</text:p>
          </table:table-cell>
          <table:table-cell table:style-name="ce2" table:formula="of:=SUM([.D2];[.D3];[.D4];[.D11];[.D12];[.D13])/6" office:value-type="float" office:value="0.45" calcext:value-type="float">
            <text:p>0.45</text:p>
          </table:table-cell>
          <table:table-cell table:formula="of:=([.B24]-[.$B$28])^2" office:value-type="float" office:value="0.187777777777778" calcext:value-type="float">
            <text:p>0.187777777777778</text:p>
          </table:table-cell>
          <table:table-cell/>
          <table:table-cell table:style-name="ce7" office:value-type="string" calcext:value-type="string">
            <text:p>SS.resid</text:p>
          </table:table-cell>
          <table:table-cell table:style-name="ce11" table:formula="of:=[.E21]-([.C30]+[.C38])" office:value-type="float" office:value="0.924444444444443" calcext:value-type="float">
            <text:p>0.924444444444443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anxifree</text:p>
          </table:table-cell>
          <table:table-cell table:style-name="ce2" table:formula="of:=SUM([.D5];[.D6];[.D7];[.D14];[.D15];[.D16])/6" office:value-type="float" office:value="0.716666666666667" calcext:value-type="float">
            <text:p>0.716666666666667</text:p>
          </table:table-cell>
          <table:table-cell table:formula="of:=([.B25]-[.$B$28])^2" office:value-type="float" office:value="0.0277777777777778" calcext:value-type="float">
            <text:p>0.0277777777777778</text:p>
          </table:table-cell>
          <table:table-cell table:number-columns-repeated="2"/>
          <table:table-cell table:style-name="ce1"/>
          <table:table-cell table:number-columns-repeated="58"/>
        </table:table-row>
        <table:table-row table:style-name="ro1">
          <table:table-cell table:style-name="ce4" office:value-type="string" calcext:value-type="string">
            <text:p>joyzepam</text:p>
          </table:table-cell>
          <table:table-cell table:style-name="ce2" table:formula="of:=SUM([.D8];[.D9];[.D10];[.D17];[.D18];[.D19])/6" office:value-type="float" office:value="1.48333333333333" calcext:value-type="float">
            <text:p>1.48333333333333</text:p>
          </table:table-cell>
          <table:table-cell table:formula="of:=([.B26]-[.$B$28])^2" office:value-type="float" office:value="0.36" calcext:value-type="float">
            <text:p>0.36</text:p>
          </table:table-cell>
          <table:table-cell table:number-columns-repeated="2"/>
          <table:table-cell table:style-name="ce1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grand mean</text:p>
          </table:table-cell>
          <table:table-cell table:style-name="ce3" table:formula="of:=SUM([.B24:.B27])/3" office:value-type="float" office:value="0.883333333333333" calcext:value-type="float">
            <text:p>0.883333333333333</text:p>
          </table:table-cell>
          <table:table-cell table:style-name="ce5"/>
          <table:table-cell table:style-name="ce3"/>
          <table:table-cell/>
          <table:table-cell table:style-name="ce3" table:number-columns-repeated="2"/>
          <table:table-cell table:number-columns-repeated="57"/>
        </table:table-row>
        <table:table-row table:style-name="ro1">
          <table:table-cell table:style-name="ce5"/>
          <table:table-cell table:style-name="ce6" office:value-type="string" calcext:value-type="string">
            <text:p>RxC</text:p>
          </table:table-cell>
          <table:table-cell table:style-name="ce6" table:formula="of:=3*2" office:value-type="float" office:value="6" calcext:value-type="float">
            <text:p>6</text:p>
          </table:table-cell>
          <table:table-cell table:style-name="ce3"/>
          <table:table-cell/>
          <table:table-cell table:style-name="ce3" table:number-columns-repeated="2"/>
          <table:table-cell table:number-columns-repeated="57"/>
        </table:table-row>
        <table:table-row table:style-name="ro1">
          <table:table-cell/>
          <table:table-cell table:style-name="ce7" office:value-type="string" calcext:value-type="string">
            <text:p>SS.drug</text:p>
          </table:table-cell>
          <table:table-cell table:style-name="ce10" table:formula="of:=([.C24]+[.C25]+[.C26])*[.C29]" office:value-type="float" office:value="3.45333333333333" calcext:value-type="float">
            <text:p>3.45333333333333</text:p>
          </table:table-cell>
          <table:table-cell table:number-columns-repeated="2"/>
          <table:table-cell table:style-name="ce3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Therapy</text:p>
          </table:table-cell>
          <table:table-cell table:style-name="ce2" office:value-type="string" calcext:value-type="string">
            <text:p>gp.mean</text:p>
          </table:table-cell>
          <table:table-cell table:style-name="ce1" office:value-type="string" calcext:value-type="string">
            <text:p>resid(sq)</text:p>
          </table:table-cell>
          <table:table-cell/>
          <table:table-cell table:style-name="ce1" table:number-columns-repeated="2"/>
          <table:table-cell table:number-columns-repeated="58"/>
        </table:table-row>
        <table:table-row table:style-name="ro1">
          <table:table-cell table:style-name="ce2" office:value-type="string" calcext:value-type="string">
            <text:p>no.therapy</text:p>
          </table:table-cell>
          <table:table-cell table:style-name="ce2" table:formula="of:=SUM([.D2:.D10])/9" office:value-type="float" office:value="0.722222222222222" calcext:value-type="float">
            <text:p>0.722222222222222</text:p>
          </table:table-cell>
          <table:table-cell table:formula="of:=([.B33]-[.$B$36])^2" office:value-type="float" office:value="0.0259567901234568" calcext:value-type="float">
            <text:p>0.0259567901234568</text:p>
          </table:table-cell>
          <table:table-cell/>
          <table:table-cell table:style-name="ce1"/>
          <table:table-cell table:number-columns-repeated="59"/>
        </table:table-row>
        <table:table-row table:style-name="ro1">
          <table:table-cell table:style-name="ce2" office:value-type="string" calcext:value-type="string">
            <text:p>CBT</text:p>
          </table:table-cell>
          <table:table-cell table:style-name="ce2" table:formula="of:=SUM([.D11:.D19])/9" office:value-type="float" office:value="1.04444444444444" calcext:value-type="float">
            <text:p>1.04444444444444</text:p>
          </table:table-cell>
          <table:table-cell table:formula="of:=([.B34]-[.$B$36])^2" office:value-type="float" office:value="0.0259567901234568" calcext:value-type="float">
            <text:p>0.0259567901234568</text:p>
          </table:table-cell>
          <table:table-cell/>
          <table:table-cell table:style-name="ce1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grand mean</text:p>
          </table:table-cell>
          <table:table-cell table:style-name="ce3" table:formula="of:=SUM([.B33:.B35])/2" office:value-type="float" office:value="0.883333333333333" calcext:value-type="float">
            <text:p>0.883333333333333</text:p>
          </table:table-cell>
          <table:table-cell table:number-columns-repeated="2"/>
          <table:table-cell table:style-name="ce3" table:number-columns-repeated="2"/>
          <table:table-cell table:number-columns-repeated="58"/>
        </table:table-row>
        <table:table-row table:style-name="ro1">
          <table:table-cell/>
          <table:table-cell table:style-name="ce6" office:value-type="string" calcext:value-type="string">
            <text:p>RxC</text:p>
          </table:table-cell>
          <table:table-cell table:style-name="ce8" table:formula="of:=3*3" office:value-type="float" office:value="9" calcext:value-type="float">
            <text:p>9</text:p>
          </table:table-cell>
          <table:table-cell/>
          <table:table-cell table:style-name="ce3" table:number-columns-repeated="2"/>
          <table:table-cell table:number-columns-repeated="58"/>
        </table:table-row>
        <table:table-row table:style-name="ro1">
          <table:table-cell/>
          <table:table-cell table:style-name="ce7" office:value-type="string" calcext:value-type="string">
            <text:p>SS.therapy</text:p>
          </table:table-cell>
          <table:table-cell table:style-name="ce10" table:formula="of:=([.C33]+[.C34])*[.C37]" office:value-type="float" office:value="0.467222222222223" calcext:value-type="float">
            <text:p>0.467222222222223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5"/>
          <table:table-cell table:style-name="ce12"/>
          <table:table-cell table:style-name="ce3"/>
          <table:table-cell table:number-columns-repeated="57"/>
        </table:table-row>
        <table:table-row table:style-name="ro1">
          <table:table-cell table:number-columns-repeated="5"/>
          <table:table-cell table:style-name="ce13"/>
          <table:table-cell table:number-columns-repeated="58"/>
        </table:table-row>
        <table:table-row table:style-name="ro1">
          <table:table-cell table:number-columns-repeated="5"/>
          <table:table-cell table:style-name="ce7"/>
          <table:table-cell table:style-name="ce10"/>
          <table:table-cell table:number-columns-repeated="57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number:min-decimal-places="0" number:min-integer-digits="1" number:grouping="true"/>
      <number:text> </number:text>
    </number:number-style>
    <number:number-style style:name="N111">
      <number:text>(£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£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£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£</number:text>
      <number:number number:decimal-places="2" number:min-decimal-places="2" number:min-integer-digits="1" number:grouping="true"/>
      <number:text> </number:text>
    </number:number-style>
    <number:number-style style:name="N113">
      <number:text>(£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£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£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£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£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£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inicaltrial" style:display-name="PageStyle_clinicaltri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Foxcroft</meta:initial-creator>
    <meta:creation-date>2018-06-20T07:04:19.404000000</meta:creation-date>
    <dc:creator>David Foxcroft</dc:creator>
    <dc:date>2018-06-21T20:13:27.871000000</dc:date>
    <meta:document-statistic meta:table-count="1" meta:cell-count="134" meta:object-count="0"/>
    <meta:generator>LibreOffice/7.2.3.2$Linux_X86_64 LibreOffice_project/20$Build-2</meta:generator>
  </office:meta>
</office:document-meta>
</file>